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d4f1" officeooo:paragraph-rsid="0016d4f1"/>
    </style:style>
    <style:style style:name="P2" style:family="paragraph" style:parent-style-name="Standard">
      <style:text-properties officeooo:rsid="001849b5" officeooo:paragraph-rsid="001849b5"/>
    </style:style>
    <style:style style:name="P3" style:family="paragraph" style:parent-style-name="Standard">
      <style:text-properties officeooo:rsid="001849b5" officeooo:paragraph-rsid="0018d827"/>
    </style:style>
    <style:style style:name="P4" style:family="paragraph" style:parent-style-name="Standard">
      <style:text-properties officeooo:rsid="0018d827" officeooo:paragraph-rsid="0018d827"/>
    </style:style>
    <style:style style:name="P5" style:family="paragraph" style:parent-style-name="Standard">
      <style:text-properties officeooo:rsid="0019df7b" officeooo:paragraph-rsid="0019df7b"/>
    </style:style>
    <style:style style:name="P6" style:family="paragraph" style:parent-style-name="Standard">
      <style:text-properties officeooo:rsid="001ac842" officeooo:paragraph-rsid="001ac842"/>
    </style:style>
    <style:style style:name="P7" style:family="paragraph" style:parent-style-name="Standard">
      <style:text-properties officeooo:rsid="001ac842" officeooo:paragraph-rsid="001c39f1"/>
    </style:style>
    <style:style style:name="P8" style:family="paragraph" style:parent-style-name="Standard">
      <style:text-properties officeooo:rsid="001ded5d" officeooo:paragraph-rsid="001ded5d"/>
    </style:style>
    <style:style style:name="P9" style:family="paragraph" style:parent-style-name="Standard">
      <style:text-properties officeooo:rsid="001f9984" officeooo:paragraph-rsid="001f9984"/>
    </style:style>
    <style:style style:name="P10" style:family="paragraph" style:parent-style-name="Standard" style:list-style-name="L1">
      <style:text-properties officeooo:rsid="0018d827" officeooo:paragraph-rsid="0018d827"/>
    </style:style>
    <style:style style:name="P11" style:family="paragraph" style:parent-style-name="Standard" style:list-style-name="L2">
      <style:text-properties officeooo:rsid="001ac842" officeooo:paragraph-rsid="001ac842"/>
    </style:style>
    <style:style style:name="T1" style:family="text">
      <style:text-properties officeooo:rsid="0018d3c5"/>
    </style:style>
    <style:style style:name="T2" style:family="text">
      <style:text-properties style:text-position="sub 58%"/>
    </style:style>
    <style:style style:name="T3" style:family="text">
      <style:text-properties officeooo:rsid="001849b5"/>
    </style:style>
    <style:style style:name="T4" style:family="text">
      <style:text-properties officeooo:rsid="001ac842"/>
    </style:style>
    <style:style style:name="T5" style:family="text">
      <style:text-properties officeooo:rsid="001c39f1"/>
    </style:style>
    <style:style style:name="T6" style:family="text">
      <style:text-properties officeooo:rsid="001ded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L Predicction</text:p>
      <text:p text:style-name="P1"/>
      <text:p text:style-name="P2">En la tarea de preprocesado hemos obtenido 9 ficheros que recogen los datos obtenidos por las distintas <text:span text:style-name="T1">e</text:span>staciones situadas en la ciudad de Madrid <text:span text:style-name="T1">con</text:span> la presencia de distintas partículas que determinan la contaminación en nuestra ciudad. Los 9 ficheros corresponden a los datos recogidos para los años 2010 a 2018. Las featuraes que presentan son:</text:p>
      <text:p text:style-name="P2"/>
      <text:p text:style-name="P2">colnames(madrid_2010)</text:p>
      <text:p text:style-name="P2"/>
      <text:p text:style-name="P4">Sobre estos datos, decidimos agregar a cada registro de cada anualidad, una nueva columna “only_day” correspondiente al valor numérico del día de la semana en que se produce la recogida de datos.</text:p>
      <text:p text:style-name="P4"/>
      <text:list xml:id="list869051263" text:style-name="L1">
        <text:list-header>
          <text:p text:style-name="P10">madrid_2010$only_day &lt;-unlist(lapply(madrid_2010$date, day))</text:p>
        </text:list-header>
      </text:list>
      <text:p text:style-name="P2"/>
      <text:p text:style-name="P4">Para analizar la contaminación de la ciudad de Madrid, nos centramos en las partículas de C0<text:span text:style-name="T2">2</text:span></text:p>
      <text:p text:style-name="P4">y seleccionamos las columnas con las que vamos a trabajar: <text:s/><text:span text:style-name="T3">CO, only_day, only_month, only_year, station</text:span></text:p>
      <text:p text:style-name="P2"/>
      <text:p text:style-name="P2"><text:tab/>madrid_2010 &lt;- dplyr::select(madrid_2010, CO, only_day, only_month, only_year, station)</text:p>
      <text:p text:style-name="P2"/>
      <text:p text:style-name="P4">Nuestro modelo predictivo va a necesitar los niveles de C0<text:span text:style-name="T2">2 </text:span>que tuvo cada estación el año anterior para cada día, por lo que hacermos una unión de los datos de cada anualidad, con los de la anualidad anterior, para poder incorporar la columna “CO_year_before“ que registra los datos de las estaciones el año anterior.</text:p>
      <text:p text:style-name="P4"/>
      <text:p text:style-name="P4">madrid_11_10 &lt;- dplyr::inner_join(madrid_2011, madrid_2010, by = c("only_day", "only_month", "station"), suffix = c("", "_year_before"))</text:p>
      <text:p text:style-name="P4"/>
      <text:p text:style-name="P5">A partir de este momento, podemos juntar todas las anualidades y obtener un único dataset que será el que utilizaremos para generar nuestro modelo predictivo. <text:span text:style-name="T1">No tenemos datos de 2019, por lo que como ejercicio práctico vamos a predecirlos a partir de los datos de partículas de los años anteriores. Juntamos los datos de los años 2010 al 2017, ya que los datos de 2018 los utilizaremos para aplicar el modelo obtenido y obtener los datos de 2019.</text:span></text:p>
      <text:p text:style-name="P5"/>
      <text:p text:style-name="P5">madrid_list &lt;- list(madrid_11_10, madrid_12_11, madrid_13_12, madrid_14_13, madrid_15_14, madrid_16_15, madrid_17_16)</text:p>
      <text:p text:style-name="P5"/>
      <text:p text:style-name="P5">Sobre este dataset no nos hace falta guardar el valor numérico del año anterior, por lo que lo descartamos.</text:p>
      <text:p text:style-name="P5"/>
      <text:p text:style-name="P5">madrid_list &lt;- dplyr::select(madrid_list, -only_year_year_before)</text:p>
      <text:p text:style-name="P5"/>
      <text:p text:style-name="P5">Tenemos un conjunto de nrow(madrid_list) registros, el siguiente paso es dividirlos en un conjunto de training y otro de test. Al ser un número tal alto, nuestros equipos personales no son capaces de procesarlo y limitamos el conjunto de training a 1.000.000 registros y el de test a 300.000.</text:p>
      <text:p text:style-name="P5"/>
      <text:p text:style-name="P5">training_set &lt;- madrid_list[1:100000, ]</text:p>
      <text:p text:style-name="P5">test_set &lt;- madrid_list[100001:130000, ]</text:p>
      <text:p text:style-name="P5"/>
      <text:p text:style-name="P5">El problema predictivo que nos ocupa es un problema supervisión de regresión ya que queremos predecir un valor continuo y tenemos datos del target previos para poder generar el modelo. En <text:soft-page-break/>nuestro caso, el target será C0, y se utilizarán las siguientes features para generar el modelo: o<text:span text:style-name="T3">nly_day, only_month, only_year, station, </text:span>C0_year_before. Todos son valores numéricos, salvo station que es factor.</text:p>
      <text:p text:style-name="P5"/>
      <text:p text:style-name="P5">Para dar consistencia al modelo y ser honesto en su generación aplicamos k-fold cross validation <text:span text:style-name="T4">indicando dos iteraciones.</text:span></text:p>
      <text:p text:style-name="P5"/>
      <text:p text:style-name="P5">fitControl &lt;- trainControl(</text:p>
      <text:p text:style-name="P5"><text:s text:c="2"/>method = "cv",</text:p>
      <text:p text:style-name="P5"><text:s text:c="2"/>number = 2</text:p>
      <text:p text:style-name="P5"><text:s text:c="2"/>)</text:p>
      <text:p text:style-name="P5"/>
      <text:p text:style-name="P6">En este momento estamos listos para generar el modelo, para ello utilizaremos dos algoritmos apropiados para el problema que nos ocupa:</text:p>
      <text:list xml:id="list591423944" text:style-name="L2">
        <text:list-item>
          <text:p text:style-name="P11">Linear Regression</text:p>
          <text:p text:style-name="P11">lm_mod = train(</text:p>
          <text:p text:style-name="P11"><text:s text:c="2"/>CO ~ .,</text:p>
          <text:p text:style-name="P11"><text:s text:c="2"/>data = training_set,</text:p>
          <text:p text:style-name="P11"><text:s text:c="2"/>method = "lm",</text:p>
          <text:p text:style-name="P11"><text:s text:c="2"/>trControl = fitControl,</text:p>
          <text:p text:style-name="P11">)</text:p>
          <text:p text:style-name="P11"/>
        </text:list-item>
        <text:list-item>
          <text:p text:style-name="P11">k-Nearest Neighbors <text:s/></text:p>
          <text:p text:style-name="P11">knn_mod = train(</text:p>
          <text:p text:style-name="P11"><text:s text:c="2"/>CO ~ .,</text:p>
          <text:p text:style-name="P11"><text:s text:c="2"/>data = training_set,</text:p>
          <text:p text:style-name="P11"><text:s text:c="2"/>method = "knn",</text:p>
          <text:p text:style-name="P11"><text:s text:c="2"/>trControl = fitControl,</text:p>
          <text:p text:style-name="P11">)</text:p>
        </text:list-item>
      </text:list>
      <text:p text:style-name="P5"/>
      <text:p text:style-name="P7">lm_mod <text:span text:style-name="T5">y knn_mod son los modelos generados, a los que antes de poner en producción, pasaremos a evaluarlos to assess the accuracy of our predictions.</text:span></text:p>
      <text:p text:style-name="P7">preds_lm_mod &lt;- predict(lm_mod, test_set)</text:p>
      <text:p text:style-name="P7">preds_knn_mod &lt;- predict(knn_mod, test_set)</text:p>
      <text:p text:style-name="P7"/>
      <text:p text:style-name="P4"><text:span text:style-name="T6">We obtain the </text:span>square root of the average difference between the observed known outcome values and the predicted values.</text:p>
      <text:p text:style-name="P4"/>
      <text:p text:style-name="P4">RMSE(preds_lm_mod, test_set$CO) #0.1349137</text:p>
      <text:p text:style-name="P4">RMSE(preds_knn_mod, test_set$CO) #0.1268915</text:p>
      <text:p text:style-name="P4"/>
      <text:p text:style-name="P8">Con esto podemos observar que sobre los datos de test, el modelo de knn_mod obtinen mejor RMSE y por lo tanto con estos datos es mejor modelo y será el seleccionado.</text:p>
      <text:p text:style-name="P8"/>
      <text:p text:style-name="P8">Para aplicar el modelo y predecir los datos de 2019, tenemos que tener preparados los datos de entrada. Los datos a predecir tienen CO_year_before los correspondientes a 2018.</text:p>
      <text:p text:style-name="P8"/>
      <text:p text:style-name="P8">madrid_19_18 &lt;- madrid_18_17</text:p>
      <text:p text:style-name="P8">madrid_19_18$CO_year_before &lt;- madrid_18_17$CO</text:p>
      <text:p text:style-name="P8">madrid_19_18$only_year &lt;- 2018</text:p>
      <text:p text:style-name="P8">madrid_19_18$station &lt;- as.factor(madrid_18_17$station)</text:p>
      <text:p text:style-name="P8"/>
      <text:p text:style-name="P8"><text:soft-page-break/>Aplicamos el modelo y obtenemos los valores de CO en Madrid para el año 2019 en cada estación.</text:p>
      <text:p text:style-name="P8"/>
      <text:p text:style-name="P8">preds_knn_mod_2019 &lt;- predict(knn_mod, madrid_19_18)</text:p>
      <text:p text:style-name="P8"/>
      <text:p text:style-name="P8"/>
      <text:p text:style-name="P9">Con estos datos, ya podemos hacer un bar chart con los niveles medios de CO<text:span text:style-name="T2">2</text:span> para cada una de las estaciones de medición que hay en la ciudad de Madrid y saber qué distrito es el más contaminante y el que no.</text:p>
      <text:p text:style-name="P9"/>
      <text:p text:style-name="P9">GRÁFICO PENDIENTE</text:p>
      <text:p text:style-name="P9"/>
      <text:p text:style-name="P9">Con estos datos, y de cara a nuestra futura compra de vivienda, descartamos la stación xxxx en el distrito X por ser el más contaminado y tendremos preferencia por los distritos Y, Z donde sus estaciones yyyy zzzz tienen los menores nivels previstos de C0<text:span text:style-name="T2">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9:14:35.758873633</meta:creation-date>
    <dc:date>2019-12-18T23:27:36.393863221</dc:date>
    <meta:editing-duration>PT21M31S</meta:editing-duration>
    <meta:editing-cycles>6</meta:editing-cycles>
    <meta:generator>LibreOffice/6.0.7.3$Linux_X86_64 LibreOffice_project/00m0$Build-3</meta:generator>
    <meta:document-statistic meta:table-count="0" meta:image-count="0" meta:object-count="0" meta:page-count="3" meta:paragraph-count="56" meta:word-count="768" meta:character-count="4993" meta:non-whitespace-character-count="4269"/>
  </office:meta>
</office:document-meta>
</file>